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0">
      <style:paragraph-properties fo:margin-top="0cm" fo:margin-bottom="0cm" style:contextual-spacing="false"/>
    </style:style>
    <style:style style:name="P12" style:family="paragraph" style:parent-style-name="Text_20_body" style:list-style-name="L11">
      <style:paragraph-properties fo:margin-top="0cm" fo:margin-bottom="0cm" style:contextual-spacing="false"/>
    </style:style>
    <style:style style:name="P13" style:family="paragraph" style:parent-style-name="Text_20_body" style:list-style-name="L12">
      <style:paragraph-properties fo:margin-top="0cm" fo:margin-bottom="0cm" style:contextual-spacing="false"/>
    </style:style>
    <style:style style:name="P14" style:family="paragraph" style:parent-style-name="Text_20_body" style:list-style-name="L13">
      <style:paragraph-properties fo:margin-top="0cm" fo:margin-bottom="0cm" style:contextual-spacing="false"/>
    </style:style>
    <style:style style:name="P15" style:family="paragraph" style:parent-style-name="Text_20_body" style:list-style-name="L14">
      <style:paragraph-properties fo:margin-top="0cm" fo:margin-bottom="0cm" style:contextual-spacing="false"/>
    </style:style>
    <style:style style:name="P16" style:family="paragraph" style:parent-style-name="Text_20_body" style:list-style-name="L15">
      <style:paragraph-properties fo:margin-top="0cm" fo:margin-bottom="0cm" style:contextual-spacing="false"/>
    </style:style>
    <style:style style:name="P17" style:family="paragraph" style:parent-style-name="Text_20_body" style:list-style-name="L16">
      <style:paragraph-properties fo:margin-top="0cm" fo:margin-bottom="0cm" style:contextual-spacing="false"/>
    </style:style>
    <style:style style:name="P18" style:family="paragraph" style:parent-style-name="Text_20_body" style:list-style-name="L17">
      <style:paragraph-properties fo:margin-top="0cm" fo:margin-bottom="0cm" style:contextual-spacing="false"/>
    </style:style>
    <style:style style:name="P19" style:family="paragraph" style:parent-style-name="Text_20_body" style:list-style-name="L18">
      <style:paragraph-properties fo:margin-top="0cm" fo:margin-bottom="0cm" style:contextual-spacing="false"/>
    </style:style>
    <style:style style:name="P20" style:family="paragraph" style:parent-style-name="Text_20_body" style:list-style-name="L19">
      <style:paragraph-properties fo:margin-top="0cm" fo:margin-bottom="0cm" style:contextual-spacing="false"/>
    </style:style>
    <style:style style:name="P21" style:family="paragraph" style:parent-style-name="Text_20_body" style:list-style-name="L20">
      <style:paragraph-properties fo:margin-top="0cm" fo:margin-bottom="0cm" style:contextual-spacing="false"/>
    </style:style>
    <style:style style:name="P22" style:family="paragraph" style:parent-style-name="Text_20_body" style:list-style-name="L21">
      <style:paragraph-properties fo:margin-top="0cm" fo:margin-bottom="0cm" style:contextual-spacing="false"/>
    </style:style>
    <style:style style:name="P23" style:family="paragraph" style:parent-style-name="Text_20_body" style:list-style-name="L22">
      <style:paragraph-properties fo:margin-top="0cm" fo:margin-bottom="0cm" style:contextual-spacing="false"/>
    </style:style>
    <style:style style:name="P24" style:family="paragraph" style:parent-style-name="Text_20_body" style:list-style-name="L23">
      <style:paragraph-properties fo:margin-top="0cm" fo:margin-bottom="0cm" style:contextual-spacing="false"/>
    </style:style>
    <style:style style:name="P25" style:family="paragraph" style:parent-style-name="Text_20_body" style:list-style-name="L24">
      <style:paragraph-properties fo:margin-top="0cm" fo:margin-bottom="0cm" style:contextual-spacing="false"/>
    </style:style>
    <style:style style:name="P26" style:family="paragraph" style:parent-style-name="Text_20_body" style:list-style-name="L25">
      <style:paragraph-properties fo:margin-top="0cm" fo:margin-bottom="0cm" style:contextual-spacing="false"/>
    </style:style>
    <style:style style:name="P27" style:family="paragraph" style:parent-style-name="Text_20_body" style:list-style-name="L26">
      <style:paragraph-properties fo:margin-top="0cm" fo:margin-bottom="0cm" style:contextual-spacing="false"/>
    </style:style>
    <style:style style:name="P28" style:family="paragraph" style:parent-style-name="Text_20_body" style:list-style-name="L27">
      <style:paragraph-properties fo:margin-top="0cm" fo:margin-bottom="0cm" style:contextual-spacing="false"/>
    </style:style>
    <style:style style:name="P29" style:family="paragraph" style:parent-style-name="Text_20_body" style:list-style-name="L28">
      <style:paragraph-properties fo:margin-top="0cm" fo:margin-bottom="0cm" style:contextual-spacing="false"/>
    </style:style>
    <style:style style:name="P30" style:family="paragraph" style:parent-style-name="Text_20_body" style:list-style-name="L29">
      <style:paragraph-properties fo:margin-top="0cm" fo:margin-bottom="0cm" style:contextual-spacing="false"/>
    </style:style>
    <style:style style:name="P31" style:family="paragraph" style:parent-style-name="Text_20_body" style:list-style-name="L30">
      <style:paragraph-properties fo:margin-top="0cm" fo:margin-bottom="0cm" style:contextual-spacing="false"/>
    </style:style>
    <style:style style:name="P32" style:family="paragraph" style:parent-style-name="Text_20_body" style:list-style-name="L31">
      <style:paragraph-properties fo:margin-top="0cm" fo:margin-bottom="0cm" style:contextual-spacing="false"/>
    </style:style>
    <style:style style:name="P33" style:family="paragraph" style:parent-style-name="Text_20_body" style:list-style-name="L32">
      <style:paragraph-properties fo:margin-top="0cm" fo:margin-bottom="0cm" style:contextual-spacing="false"/>
    </style:style>
    <style:style style:name="P34" style:family="paragraph" style:parent-style-name="Text_20_body" style:list-style-name="L33">
      <style:paragraph-properties fo:margin-top="0cm" fo:margin-bottom="0cm" style:contextual-spacing="false"/>
    </style:style>
    <style:style style:name="P35" style:family="paragraph" style:parent-style-name="Text_20_body" style:list-style-name="L34">
      <style:paragraph-properties fo:margin-top="0cm" fo:margin-bottom="0cm" style:contextual-spacing="false"/>
    </style:style>
    <style:style style:name="P36" style:family="paragraph" style:parent-style-name="Text_20_body" style:list-style-name="L35">
      <style:paragraph-properties fo:margin-top="0cm" fo:margin-bottom="0cm" style:contextual-spacing="false"/>
    </style:style>
    <style:style style:name="P37" style:family="paragraph" style:parent-style-name="Text_20_body" style:list-style-name="L36">
      <style:paragraph-properties fo:margin-top="0cm" fo:margin-bottom="0cm" style:contextual-spacing="false"/>
    </style:style>
    <style:style style:name="P38" style:family="paragraph" style:parent-style-name="Text_20_body" style:list-style-name="L37">
      <style:paragraph-properties fo:margin-top="0cm" fo:margin-bottom="0cm" style:contextual-spacing="false"/>
    </style:style>
    <style:style style:name="P39" style:family="paragraph" style:parent-style-name="Text_20_body" style:list-style-name="L38">
      <style:paragraph-properties fo:margin-top="0cm" fo:margin-bottom="0cm" style:contextual-spacing="false"/>
    </style:style>
    <style:style style:name="P40" style:family="paragraph" style:parent-style-name="Text_20_body" style:list-style-name="L39">
      <style:paragraph-properties fo:margin-top="0cm" fo:margin-bottom="0cm" style:contextual-spacing="false"/>
    </style:style>
    <style:style style:name="P41" style:family="paragraph" style:parent-style-name="Text_20_body" style:list-style-name="L40">
      <style:paragraph-properties fo:margin-top="0cm" fo:margin-bottom="0cm" style:contextual-spacing="false"/>
    </style:style>
    <style:style style:name="P42" style:family="paragraph" style:parent-style-name="Text_20_body" style:list-style-name="L41">
      <style:paragraph-properties fo:margin-top="0cm" fo:margin-bottom="0cm" style:contextual-spacing="false"/>
    </style:style>
    <style:style style:name="P43" style:family="paragraph" style:parent-style-name="Text_20_body" style:list-style-name="L42">
      <style:paragraph-properties fo:margin-top="0cm" fo:margin-bottom="0cm" style:contextual-spacing="false"/>
    </style:style>
    <style:style style:name="P44" style:family="paragraph" style:parent-style-name="Text_20_body" style:list-style-name="L43">
      <style:paragraph-properties fo:margin-top="0cm" fo:margin-bottom="0cm" style:contextual-spacing="false"/>
    </style:style>
    <style:style style:name="P45" style:family="paragraph" style:parent-style-name="Text_20_body" style:list-style-name="L44">
      <style:paragraph-properties fo:margin-top="0cm" fo:margin-bottom="0cm" style:contextual-spacing="false"/>
    </style:style>
    <style:style style:name="P46" style:family="paragraph" style:parent-style-name="Text_20_body" style:list-style-name="L45">
      <style:paragraph-properties fo:margin-top="0cm" fo:margin-bottom="0cm" style:contextual-spacing="false"/>
    </style:style>
    <style:style style:name="P47" style:family="paragraph" style:parent-style-name="Text_20_body" style:list-style-name="L46">
      <style:paragraph-properties fo:margin-top="0cm" fo:margin-bottom="0cm" style:contextual-spacing="false"/>
    </style:style>
    <style:style style:name="P48" style:family="paragraph" style:parent-style-name="Text_20_body" style:list-style-name="L47">
      <style:paragraph-properties fo:margin-top="0cm" fo:margin-bottom="0cm" style:contextual-spacing="false"/>
    </style:style>
    <style:style style:name="P49" style:family="paragraph" style:parent-style-name="Text_20_body" style:list-style-name="L48">
      <style:paragraph-properties fo:margin-top="0cm" fo:margin-bottom="0cm" style:contextual-spacing="false"/>
    </style:style>
    <style:style style:name="P50" style:family="paragraph" style:parent-style-name="Text_20_body" style:list-style-name="L49"/>
    <style:style style:name="T1" style:family="text">
      <style:text-properties officeooo:rsid="000478b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1.</text:span>Навчився ефективно працювати з масивами даних у мові C. </text:p>
      <text:list text:style-name="L1">
        <text:list-header>
          <text:p text:style-name="P2"><text:span text:style-name="T1">2.</text:span>Досліджував алгоритми сортування та пошуку для оптимізації роботи з масивами. </text:p>
        </text:list-header>
      </text:list>
      <text:list text:style-name="L2">
        <text:list-header>
          <text:p text:style-name="P3"><text:span text:style-name="T1">3.</text:span>Освоїв використання покажчиків для швидкої обробки даних у пам’яті. </text:p>
        </text:list-header>
      </text:list>
      <text:list text:style-name="L3">
        <text:list-header>
          <text:p text:style-name="P4"><text:span text:style-name="T1">4.</text:span>Ознайомився з динамічним виділенням пам’яті для роботи з великими наборами даних. </text:p>
        </text:list-header>
      </text:list>
      <text:list text:style-name="L4">
        <text:list-header>
          <text:p text:style-name="P5"><text:span text:style-name="T1">5.</text:span>Навчився застосовувати структури даних для оптимальної організації інформації. </text:p>
        </text:list-header>
      </text:list>
      <text:list text:style-name="L5">
        <text:list-header>
          <text:p text:style-name="P6"><text:span text:style-name="T1">6.</text:span>Реалізував алгоритми обробки текстової інформації у кодуваннях UTF-8 і CP866. </text:p>
        </text:list-header>
      </text:list>
      <text:list text:style-name="L6">
        <text:list-header>
          <text:p text:style-name="P7"><text:span text:style-name="T1">7.</text:span>Досліджував особливості роботи з багатомовними текстами у кодуванні UTF-8. </text:p>
        </text:list-header>
      </text:list>
      <text:list text:style-name="L7">
        <text:list-header>
          <text:p text:style-name="P8"><text:span text:style-name="T1">8.</text:span>Освоїв методи конвертації текстових даних між різними кодуваннями. </text:p>
        </text:list-header>
      </text:list>
      <text:list text:style-name="L8">
        <text:list-header>
          <text:p text:style-name="P9"><text:span text:style-name="T1">9.</text:span>Ознайомився з особливостями кодування CP866 у старих системах. </text:p>
        </text:list-header>
      </text:list>
      <text:list text:style-name="L9">
        <text:list-header>
          <text:p text:style-name="P10"><text:span text:style-name="T1">10.</text:span>Навчився виявляти та виправляти помилки, пов’язані з неправильним кодуванням тексту. </text:p>
        </text:list-header>
      </text:list>
      <text:list text:style-name="L10">
        <text:list-header>
          <text:p text:style-name="P11"><text:span text:style-name="T1">11.</text:span>Реалізував програму для аналізу текстових файлів у різних кодуваннях. </text:p>
        </text:list-header>
      </text:list>
      <text:list text:style-name="L11">
        <text:list-header>
          <text:p text:style-name="P12"><text:span text:style-name="T1">12.</text:span>Досліджував Unicode та його особливості у мовах програмування. </text:p>
        </text:list-header>
      </text:list>
      <text:list text:style-name="L12">
        <text:list-header>
          <text:p text:style-name="P13"><text:span text:style-name="T1">13.</text:span>Освоїв принципи роботи з текстовими потоками у мові C. </text:p>
        </text:list-header>
      </text:list>
      <text:list text:style-name="L13">
        <text:list-header>
          <text:p text:style-name="P14"><text:span text:style-name="T1">14.</text:span>Ознайомився з бібліотеками мови C для роботи з текстовими файлами. </text:p>
        </text:list-header>
      </text:list>
      <text:list text:style-name="L14">
        <text:list-header>
          <text:p text:style-name="P15"><text:span text:style-name="T1">15.</text:span>Навчився створювати та обробляти файли з текстовою інформацією у різних форматах. </text:p>
        </text:list-header>
      </text:list>
      <text:list text:style-name="L15">
        <text:list-header>
          <text:p text:style-name="P16"><text:span text:style-name="T1">16.</text:span>Реалізував алгоритми пошуку та заміни символів у тексті. </text:p>
        </text:list-header>
      </text:list>
      <text:list text:style-name="L16">
        <text:list-header>
          <text:p text:style-name="P17"><text:span text:style-name="T1">17.</text:span>Досліджував особливості роботи з багатобайтовими символами у мові C. </text:p>
        </text:list-header>
      </text:list>
      <text:list text:style-name="L17">
        <text:list-header>
          <text:p text:style-name="P18"><text:span text:style-name="T1">18.</text:span>Освоїв використання масивів символів для обробки текстових даних. </text:p>
        </text:list-header>
      </text:list>
      <text:list text:style-name="L18">
        <text:list-header>
          <text:p text:style-name="P19"><text:span text:style-name="T1">19.</text:span>Ознайомився з функціями стандартної бібліотеки C для маніпуляції рядками. </text:p>
        </text:list-header>
      </text:list>
      <text:list text:style-name="L19">
        <text:list-header>
          <text:p text:style-name="P20"><text:span text:style-name="T1">20.</text:span>Навчився ефективно працювати з символьними рядками у мові C. </text:p>
        </text:list-header>
      </text:list>
      <text:list text:style-name="L20">
        <text:list-header>
          <text:p text:style-name="P21"><text:span text:style-name="T1">21.</text:span>Розробив алгоритми для роботи з великими текстовими масивами. </text:p>
        </text:list-header>
      </text:list>
      <text:list text:style-name="L21">
        <text:list-header>
          <text:p text:style-name="P22"><text:span text:style-name="T1">22.</text:span>Досліджував принципи роботи з буферами введення та виведення у мові C. </text:p>
        </text:list-header>
      </text:list>
      <text:list text:style-name="L22">
        <text:list-header>
          <text:p text:style-name="P23"><text:span text:style-name="T1">23.</text:span>Освоїв методи оптимізації обробки текстових даних. </text:p>
        </text:list-header>
      </text:list>
      <text:list text:style-name="L23">
        <text:list-header>
          <text:p text:style-name="P24"><text:span text:style-name="T1">24.</text:span>Ознайомився з особливостями зберігання текстових файлів у різних операційних системах. </text:p>
        </text:list-header>
      </text:list>
      <text:list text:style-name="L24">
        <text:list-header>
          <text:p text:style-name="P25"><text:span text:style-name="T1">25.</text:span>Навчився розпізнавати та виправляти помилки, пов’язані з неправильним використанням кодувань. </text:p>
        </text:list-header>
      </text:list>
      <text:list text:style-name="L25">
        <text:list-header>
          <text:p text:style-name="P26"><text:span text:style-name="T1">26.</text:span>Реалізував власну програму для сортування великих текстових масивів. </text:p>
        </text:list-header>
      </text:list>
      <text:list text:style-name="L26">
        <text:list-header>
          <text:p text:style-name="P27"><text:span text:style-name="T1">27.</text:span>Досліджував методи стиснення та шифрування текстових даних. </text:p>
        </text:list-header>
      </text:list>
      <text:list text:style-name="L27">
        <text:list-header>
          <text:p text:style-name="P28"><text:span text:style-name="T1">28.</text:span>Освоїв створення власних алгоритмів обробки тексту. </text:p>
        </text:list-header>
      </text:list>
      <text:list text:style-name="L28">
        <text:list-header>
          <text:p text:style-name="P29"><text:span text:style-name="T1">29.</text:span>Ознайомився з особливостями роботи функцій printf та scanf у різних кодуваннях. </text:p>
        </text:list-header>
      </text:list>
      <text:list text:style-name="L29">
        <text:list-header>
          <text:p text:style-name="P30"><text:span text:style-name="T1">30.</text:span>Навчився працювати з потоками введення-виведення у мові C. </text:p>
        </text:list-header>
      </text:list>
      <text:list text:style-name="L30">
        <text:list-header>
          <text:p text:style-name="P31"><text:span text:style-name="T1">31.</text:span>Реалізував програму для аналізу частоти слів у текстовому файлі. </text:p>
        </text:list-header>
      </text:list>
      <text:list text:style-name="L31">
        <text:list-header>
          <text:p text:style-name="P32"><text:span text:style-name="T1">32.</text:span>Досліджував алгоритми хешування текстових даних. </text:p>
        </text:list-header>
      </text:list>
      <text:list text:style-name="L32">
        <text:list-header>
          <text:p text:style-name="P33"><text:span text:style-name="T1">33.</text:span>Освоїв методи розбиття тексту на слова та речення. </text:p>
        </text:list-header>
      </text:list>
      <text:list text:style-name="L33">
        <text:list-header>
          <text:p text:style-name="P34"><text:span text:style-name="T1">34.</text:span>Ознайомився з алгоритмами стиснення текстової інформації. </text:p>
        </text:list-header>
      </text:list>
      <text:list text:style-name="L34">
        <text:list-header>
          <text:p text:style-name="P35"><text:span text:style-name="T1">35.</text:span>Навчився працювати з таблицями символів та їх кодуванням. </text:p>
        </text:list-header>
      </text:list>
      <text:list text:style-name="L35">
        <text:list-header>
          <text:p text:style-name="P36"><text:span text:style-name="T1">36.</text:span>Реалізував власну програму для конвертації тексту у різні кодування. </text:p>
        </text:list-header>
      </text:list>
      <text:list text:style-name="L36">
        <text:list-header>
          <text:p text:style-name="P37"><text:span text:style-name="T1">37.</text:span>Досліджував принципи роботи функцій роботи з файлами у мові C. </text:p>
        </text:list-header>
      </text:list>
      <text:list text:style-name="L37">
        <text:list-header>
          <text:p text:style-name="P38"><text:span text:style-name="T1">38.</text:span>Освоїв техніки багатопотокової обробки текстової інформації. </text:p>
        </text:list-header>
      </text:list>
      <text:list text:style-name="L38">
        <text:list-header>
          <text:p text:style-name="P39"><text:soft-page-break/><text:span text:style-name="T1">39.</text:span>Ознайомився з особливостями використання Code::Blocks для написання коду. </text:p>
        </text:list-header>
      </text:list>
      <text:list text:style-name="L39">
        <text:list-header>
          <text:p text:style-name="P40"><text:span text:style-name="T1">40.</text:span>Навчився використовувати відлагоджувач Code::Blocks для аналізу роботи програм. </text:p>
        </text:list-header>
      </text:list>
      <text:list text:style-name="L40">
        <text:list-header>
          <text:p text:style-name="P41"><text:span text:style-name="T1">41.</text:span>Реалізував власний текстовий редактор у середовищі Code::Blocks. </text:p>
        </text:list-header>
      </text:list>
      <text:list text:style-name="L41">
        <text:list-header>
          <text:p text:style-name="P42"><text:span text:style-name="T1">42.</text:span>Досліджував методи підключення бібліотек у Code::Blocks. </text:p>
        </text:list-header>
      </text:list>
      <text:list text:style-name="L42">
        <text:list-header>
          <text:p text:style-name="P43"><text:span text:style-name="T1">43.</text:span>Освоїв налаштування середовища Code::Blocks для зручної роботи. </text:p>
        </text:list-header>
      </text:list>
      <text:list text:style-name="L43">
        <text:list-header>
          <text:p text:style-name="P44"><text:span text:style-name="T1">44.</text:span>Ознайомився з особливостями роботи компілятора у Code::Blocks. </text:p>
        </text:list-header>
      </text:list>
      <text:list text:style-name="L44">
        <text:list-header>
          <text:p text:style-name="P45"><text:span text:style-name="T1">45.</text:span>Навчився працювати з Makefile для автоматизації збірки програм у Code::Blocks. </text:p>
        </text:list-header>
      </text:list>
      <text:list text:style-name="L45">
        <text:list-header>
          <text:p text:style-name="P46"><text:span text:style-name="T1">46.</text:span>Реалізував кілька власних проектів для обробки текстової інформації. </text:p>
        </text:list-header>
      </text:list>
      <text:list text:style-name="L46">
        <text:list-header>
          <text:p text:style-name="P47"><text:span text:style-name="T1">47.</text:span>Досліджував сучасні тенденції обробки текстових даних. </text:p>
        </text:list-header>
      </text:list>
      <text:list text:style-name="L47">
        <text:list-header>
          <text:p text:style-name="P48"><text:span text:style-name="T1">48.</text:span>Освоїв основи роботи з бібліотекою GNU C для обробки тексту. </text:p>
        </text:list-header>
      </text:list>
      <text:list text:style-name="L48">
        <text:list-header>
          <text:p text:style-name="P49"><text:span text:style-name="T1">49.</text:span>Ознайомився з принципами ефективного написання програм у мові C. </text:p>
        </text:list-header>
      </text:list>
      <text:list text:style-name="L49">
        <text:list-header>
          <text:p text:style-name="P50"><text:span text:style-name="T1">50.</text:span>Навчився розробляти кросплатформові програми для обробки текстових даних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17:15.313000000</meta:creation-date>
    <dc:date>2025-03-06T20:21:25.118000000</dc:date>
    <meta:editing-duration>PT4M10S</meta:editing-duration>
    <meta:editing-cycles>1</meta:editing-cycles>
    <meta:document-statistic meta:table-count="0" meta:image-count="0" meta:object-count="0" meta:page-count="2" meta:paragraph-count="50" meta:word-count="471" meta:character-count="3551" meta:non-whitespace-character-count="3128"/>
    <meta:generator>LibreOffice/24.8.5.2$Windows_X86_64 LibreOffice_project/fddf2685c70b461e7832239a0162a77216259f22</meta:generator>
  </office:meta>
</office:document-meta>
</file>